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 Name:</text:span><text:tab/><text:tab/>Chess Engine</text:p>
      <text:p text:style-name="Standard"/>
      <text:p text:style-name="Standard"><text:span text:style-name="T1">Project Manager:</text:span><text:tab/><text:tab/>Jonathan Stoner</text:p>
      <text:p text:style-name="Standard"/>
      <text:p text:style-name="Standard"><text:span text:style-name="T1">Project Definition:</text:span><text:tab/><text:tab/>Design and code a chess engine and GUI</text:p>
      <text:p text:style-name="Standard"/>
      <text:p text:style-name="Standard"><text:span text:style-name="T1">Project Scope:</text:span><text:tab/><text:tab/>A GUI chess board with game save, load, and stepthough capabilities, <text:tab/><text:tab/><text:tab/><text:tab/>as well as the option of having computer player(s) with AI</text:p>
      <text:p text:style-name="Standard"><text:span text:style-name="T1"/></text:p>
      <text:p text:style-name="Standard"><text:span text:style-name="T1">Project Goal:<text:tab/></text:span><text:tab/><text:tab/>That the engine would maintains a rating greater or equal to 1100 as <text:tab/><text:tab/><text:tab/><text:tab/>mesured on chess.com</text:p>
      <text:p text:style-name="P2"/>
      <text:p text:style-name="P2">Project Dependencies:<text:tab/><text:span text:style-name="T2">Microsoft Windows XP, Java, JVM</text:span></text:p>
      <text:p text:style-name="P2"/>
      <text:p text:style-name="P2">Project Team:<text:span text:style-name="T2"><text:tab/><text:tab/>TBD</text:span></text:p>
      <text:p text:style-name="P2"/>
      <text:p text:style-name="P2">Project Phases:</text:p>
      <text:p text:style-name="Standard"><text:tab/><text:tab/><text:tab/><text:tab/>1.<text:tab/>Interactive chess board</text:p>
      <text:p text:style-name="Standard"><text:tab/><text:tab/><text:tab/><text:tab/>2.<text:tab/>Recognize win conditions (checkmate)</text:p>
      <text:p text:style-name="Standard"><text:tab/><text:tab/><text:tab/><text:tab/>3.<text:tab/>Recognize draw conditions (stalemates)</text:p>
      <text:p text:style-name="Standard"><text:tab/><text:tab/><text:tab/><text:tab/>4.<text:tab/>Enforce leagal moves</text:p>
      <text:p text:style-name="Standard"><text:tab/><text:tab/><text:tab/><text:tab/>5.<text:tab/>Record games using standard chess notation</text:p>
      <text:p text:style-name="Standard"><text:tab/><text:tab/><text:tab/><text:tab/>6.<text:tab/>Ability to step to: first, previous, next or last move</text:p>
      <text:p text:style-name="Standard"><text:tab/><text:tab/><text:tab/><text:tab/>7.<text:tab/>Ability to load games of standard chess notation</text:p>
      <text:p text:style-name="P1"><text:tab/><text:tab/><text:tab/><text:tab/>8.<text:tab/>Add AI (up through level 4)</text:p>
      <text:p text:style-name="Standard"><text:tab/><text:tab/><text:tab/><text:tab/><text:tab/>8.1.<text:tab/>Add AI lv0 (random leagal moves)</text:p>
      <text:p text:style-name="Standard"><text:tab/><text:tab/><text:tab/><text:tab/><text:tab/>8.2.<text:tab/>Add AI lv1 (attack at every possible opportunity)</text:p>
      <text:p text:style-name="Standard"><text:tab/><text:tab/><text:tab/><text:tab/><text:tab/>8.3.<text:tab/>Add AI lv2 (threat awarness)</text:p>
      <text:p text:style-name="Standard"><text:tab/><text:tab/><text:tab/><text:tab/><text:tab/>8.4.<text:tab/>Add AI lv3 (score simple exchanges)</text:p>
      <text:p text:style-name="Standard"><text:tab/><text:tab/><text:tab/><text:tab/><text:tab/>8.5.<text:tab/>Add AI lv4 (look for good moves)</text:p>
      <text:p text:style-name="Standard"/>
      <text:p text:style-name="P2">Project Timeline:</text:p>
      <text:p text:style-name="Standard"><text:tab/><text:tab/><text:tab/><text:tab/>October 12:<text:tab/>Introduce project</text:p>
      <text:p text:style-name="Standard"><text:tab/><text:tab/><text:tab/><text:tab/>October 19: <text:tab/>Compile initial team</text:p>
      <text:p text:style-name="Standard"><text:tab/><text:tab/><text:tab/><text:tab/>November 2: <text:tab/>Complete step 1</text:p>
      <text:p text:style-name="Standard"><text:tab/><text:tab/><text:tab/><text:tab/>November 9: <text:tab/>Complete steps 2-4</text:p>
      <text:p text:style-name="Standard"><text:tab/><text:tab/><text:tab/><text:tab/>November 16: Complete steps 5-7</text:p>
      <text:p text:style-name="Standard"><text:tab/><text:tab/><text:tab/><text:tab/>December 7: <text:tab/>Complete step 8</text:p>
      <text:p text:style-name="Standard"/>
      <text:p text:style-name="P2">Project Challenges:<text:span text:style-name="T2"><text:tab/><text:tab/>complexity of chess strategy</text:span></text:p>
      <text:p text:style-name="Standard"/>
      <text:p text:style-name="P2">Project Finances:<text:span text:style-name="T2"><text:tab/><text:tab/>none</text:span></text:p>
      <text:p text:style-name="Standard"/>
      <text:p text:style-name="P2">Est. Hours Required:<text:span text:style-name="T2"><text:tab/>45- 90 <text:s/>hrs</text:span></text:p>
      <text:p text:style-name="Standard"><text:span text:style-name="T1"/></text:p>
      <text:p text:style-name="Standard"><text:span text:style-name="T1">Est. Completion Time:</text:span> <text:tab/>End of Fall Semester 2011</text:p>
      <text:p text:style-name="Standard"/>
      <text:p text:style-name="Standard"><text:span text:style-name="T1">Project Status:</text:span> <text:tab/><text:tab/>Draft</text:p>
      <text:p text:style-name="Standard"/>
      <text:p text:style-name="Standard"><text:span text:style-name="T1">Contact Information:</text:span> <text:tab/>fall_20011_ce@yaho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st Edited 10/11/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0S</meta:editing-duration>
    <meta:editing-cycles>33</meta:editing-cycles>
    <meta:generator>OpenOffice.org/3.3$Win32 OpenOffice.org_project/330m20$Build-9567</meta:generator>
    <dc:date>2011-10-11T13:38:57.40</dc:date>
    <dc:creator>Jonathan Stoner</dc:creator>
    <meta:document-statistic meta:table-count="0" meta:image-count="0" meta:object-count="0" meta:page-count="1" meta:paragraph-count="35" meta:word-count="224" meta:character-count="1494"/>
    <meta:user-defined meta:name="Info 1"/>
    <meta:user-defined meta:name="Info 2"/>
    <meta:user-defined meta:name="Info 3"/>
    <meta:user-defined meta:name="Info 4"/>
  </office:meta>
</office:document-meta>
</file>